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8cm" svg:x="1.4cm" svg:y="4.914cm" presentation:class="outline" presentation:user-transformed="true">
          <draw:text-box>
            <text:list text:style-name="L1">
              <text:list-item>
                <text:p>One bull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Merten</meta:initial-creator>
    <meta:creation-date>2013-07-18T14:49:43</meta:creation-date>
    <dc:date>2013-07-18T15:44:20</dc:date>
    <dc:creator>Stefan Merten</dc:creator>
    <meta:editing-duration>PT20M43S</meta:editing-duration>
    <meta:editing-cycles>4</meta:editing-cycles>
    <meta:generator>LibreOffice/3.5$Linux_x86 LibreOffice_project/350m1$Build-2</meta:generator>
    <meta:document-statistic meta:object-count="25"/>
  </office:meta>
</office:document-meta>
</file>